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sertation</text:p>
      <text:p text:style-name="P2">Autor: Mohammad Ali Rostami</text:p>
      <text:p text:style-name="P2">Titel: Combining partial Jacobian computation and preconditioning: New heuristics, educational modules, and applications</text:p>
      <text:p text:style-name="P2"/>
      <text:p text:style-name="P3">Gutachter</text:p>
      <text:p text:style-name="P2">Prof. Martin Bücker</text:p>
      <text:p text:style-name="P2">Chair for Advanced Computing</text:p>
      <text:p text:style-name="P2">Department of Mathematics and Computer Science</text:p>
      <text:p text:style-name="P2">FSU Jena</text:p>
      <text:p text:style-name="P2"/>
      <text:p text:style-name="P2">Prof. Trond Steihaug</text:p>
      <text:p text:style-name="P2">Department of Informatics</text:p>
      <text:p text:style-name="P2">University of Bergen</text:p>
      <text:p text:style-name="P2">Postboks 7803</text:p>
      <text:p text:style-name="P2">5020 Bergen</text:p>
      <text:p text:style-name="P2">Norway</text:p>
      <text:p text:style-name="P2"/>
      <text:p text:style-name="P2"/>
      <text:p text:style-name="P3">Kommission</text:p>
      <text:p text:style-name="Standard"><text:span text:style-name="Absatz-Standardschriftart"><text:span text:style-name="T3">Vorsitzender: </text:span></text:span><text:span text:style-name="T2">Prof. Dr. Andreas Löhne</text:span></text:p>
      <text:p text:style-name="P2">Prof. Martin Mundhenk</text:p>
      <text:p text:style-name="P2">Prof. Martin Bücker</text:p>
      <text:p text:style-name="P2">Prof. Trond Steihaug</text:p>
      <text:p text:style-name="P2">Prof. Clemens Beckstein</text:p>
      <text:p text:style-name="P2">Prof. Gerhard Zumbusch</text:p>
      <text:p text:style-name="P2">Dr. Sören Lau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2" style:display-name="Überschrift 2" style:family="paragraph" style:parent-style-name="Heading" style:next-style-name="Text_20_body" style:default-outline-level="2">
      <style:paragraph-properties fo:margin-top="0.139in" fo:margin-bottom="0in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3-30T09:08:00Z</meta:creation-date>
    <dc:date>2017-03-30T11:06:30.887533000</dc:date>
    <meta:editing-cycles>5</meta:editing-cycles>
    <meta:editing-duration>PT21M1S</meta:editing-duration>
    <meta:document-statistic meta:table-count="0" meta:image-count="0" meta:object-count="0" meta:page-count="1" meta:paragraph-count="22" meta:word-count="72" meta:character-count="530" meta:non-whitespace-character-count="480"/>
    <meta:template xlink:type="simple" xlink:actuate="onRequest" xlink:title="" xlink:href="Normal.dotm"/>
  </office:meta>
</office:document-meta>
</file>